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528cm" fo:min-width="3.818cm" draw:shadow-offset-x="0.203cm" draw:shadow-offset-y="0.203cm"/>
    </style:style>
    <style:style style:name="gr2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528cm" fo:min-width="3.056cm" draw:shadow-offset-x="0.203cm" draw:shadow-offset-y="0.20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3.056cm" draw:shadow-offset-x="0.203cm" draw:shadow-offset-y="0.203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712cm" fo:min-width="3.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9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712cm" fo:min-width="2.5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528cm" fo:min-width="3.818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528cm" fo:min-width="4.453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528cm" fo:min-width="3.564cm" draw:shadow-offset-x="0.203cm" draw:shadow-offset-y="0.2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528cm" fo:min-width="4.58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fo:font-style="normal" style:font-size-asian="18pt" style:font-size-complex="18pt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8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778cm" svg:x="9.52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0.282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6.378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6.759cm" svg:y="12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6.505cm" svg:y="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5.699cm" svg:y="8.11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98cm" svg:y1="5.826cm" svg:x2="8.123cm" svg:y2="8.239cm">
          <text:p/>
        </draw:line>
        <draw:line draw:style-name="gr4" draw:text-style-name="P1" draw:layer="layout" svg:x1="12.187cm" svg:y1="5.826cm" svg:x2="17.394cm" svg:y2="8.366cm">
          <text:p/>
        </draw:line>
        <draw:line draw:style-name="gr5" draw:text-style-name="P1" draw:layer="layout" svg:x1="18.156cm" svg:y1="10.144cm" svg:x2="18.283cm" svg:y2="12.811cm">
          <text:p/>
        </draw:line>
        <draw:line draw:style-name="gr4" draw:text-style-name="P1" draw:layer="layout" svg:x1="11.933cm" svg:y1="2.905cm" svg:x2="11.933cm" svg:y2="4.048cm">
          <text:p/>
        </draw:line>
        <draw:line draw:style-name="gr4" draw:text-style-name="P1" draw:layer="layout" svg:x1="17.891cm" svg:y1="2.905cm" svg:x2="13.319cm" svg:y2="8.239cm">
          <text:p/>
        </draw:line>
        <draw:frame draw:style-name="gr6" draw:text-style-name="P2" draw:layer="layout" svg:width="4.38cm" svg:height="0.962cm" svg:x="9.585cm" svg:y="1.508cm">
          <draw:text-box>
            <text:p><text:span text:style-name="T1">SrcDistObject</text:span></text:p>
          </draw:text-box>
        </draw:frame>
        <draw:frame draw:style-name="gr7" draw:text-style-name="P2" draw:layer="layout" svg:width="3.427cm" svg:height="0.962cm" svg:x="10.282cm" svg:y="4.356cm">
          <draw:text-box>
            <text:p><text:span text:style-name="T1">DistObject</text:span></text:p>
          </draw:text-box>
        </draw:frame>
        <draw:frame draw:style-name="gr8" draw:text-style-name="P3" draw:layer="layout" svg:width="3.567cm" svg:height="0.962cm" svg:x="5.699cm" svg:y="8.547cm">
          <draw:text-box>
            <text:p>Multivector</text:p>
          </draw:text-box>
        </draw:frame>
        <draw:frame draw:style-name="gr9" draw:text-style-name="P2" draw:layer="layout" svg:width="3.004cm" svg:height="0.962cm" svg:x="16.886cm" svg:y="1.889cm">
          <draw:text-box>
            <text:p><text:span text:style-name="T1">Operator</text:span></text:p>
          </draw:text-box>
        </draw:frame>
        <draw:frame draw:style-name="gr10" draw:text-style-name="P2" draw:layer="layout" svg:width="3.495cm" svg:height="0.962cm" svg:x="11.221cm" svg:y="8.801cm">
          <draw:text-box>
            <text:p><text:span text:style-name="T1">RowMatrix</text:span></text:p>
          </draw:text-box>
        </draw:frame>
        <draw:frame draw:style-name="gr8" draw:text-style-name="P3" draw:layer="layout" svg:width="3.567cm" svg:height="0.962cm" svg:x="11.403cm" svg:y="13.065cm">
          <draw:text-box>
            <text:p>CSRMatrix</text:p>
          </draw:text-box>
        </draw:frame>
        <draw:custom-shape draw:style-name="gr3" draw:text-style-name="P1" draw:layer="layout" svg:width="3.556cm" svg:height="1.778cm" svg:x="11.171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1.298cm" svg:y="12.68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529cm" svg:height="0.962cm" svg:x="16.367cm" svg:y="8.874cm">
          <draw:text-box>
            <text:p><text:span text:style-name="T1">RowGraph</text:span></text:p>
          </draw:text-box>
        </draw:frame>
        <draw:frame draw:style-name="gr12" draw:text-style-name="P3" draw:layer="layout" svg:width="3.601cm" svg:height="0.962cm" svg:x="16.748cm" svg:y="13.192cm">
          <draw:text-box>
            <text:p>CRSGraph</text:p>
          </draw:text-box>
        </draw:frame>
        <draw:line draw:style-name="gr5" draw:text-style-name="P1" draw:layer="layout" svg:x1="12.441cm" svg:y1="10.017cm" svg:x2="12.568cm" svg:y2="12.684cm">
          <text:p/>
        </draw:line>
        <draw:line draw:style-name="gr4" draw:text-style-name="P1" draw:layer="layout" svg:x1="11.806cm" svg:y1="5.826cm" svg:x2="12.187cm" svg:y2="8.239cm">
          <text:p/>
        </draw:line>
        <draw:custom-shape draw:style-name="gr3" draw:text-style-name="P1" draw:layer="layout" svg:width="3.556cm" svg:height="1.778cm" svg:x="15.224cm" svg:y="15.097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369cm" svg:height="0.962cm" svg:x="15.522cm" svg:y="15.532cm">
          <draw:text-box>
            <text:p><text:span text:style-name="T1">Comm</text:span></text:p>
          </draw:text-box>
        </draw:frame>
        <draw:custom-shape draw:style-name="gr3" draw:text-style-name="P1" draw:layer="layout" svg:width="3.556cm" svg:height="1.778cm" svg:x="10.525cm" svg:y="18.7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389cm" svg:height="0.962cm" svg:x="10.652cm" svg:y="19.215cm">
          <draw:text-box>
            <text:p><text:span text:style-name="T1">Distributor</text:span></text:p>
          </draw:text-box>
        </draw:frame>
        <draw:custom-shape draw:style-name="gr3" draw:text-style-name="P1" draw:layer="layout" svg:width="3.556cm" svg:height="1.778cm" svg:x="1.381cm" svg:y="18.7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038cm" svg:height="0.962cm" svg:x="1.635cm" svg:y="19.161cm">
          <draw:text-box>
            <text:p><text:span text:style-name="T1">Directory</text:span></text:p>
          </draw:text-box>
        </draw:frame>
        <draw:custom-shape draw:style-name="gr3" draw:text-style-name="P1" draw:layer="layout" svg:width="3.556cm" svg:height="1.778cm" svg:x="5.064cm" svg:y="13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.127cm" svg:y="13.446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.301cm" svg:height="0.962cm" svg:x="1.635cm" svg:y="13.881cm">
          <draw:text-box>
            <text:p><text:span text:style-name="T2">Import</text:span></text:p>
          </draw:text-box>
        </draw:frame>
        <draw:frame draw:style-name="gr17" draw:text-style-name="P4" draw:layer="layout" svg:width="2.335cm" svg:height="0.962cm" svg:x="5.445cm" svg:y="13.954cm">
          <draw:text-box>
            <text:p><text:span text:style-name="T2">Export</text:span></text:p>
          </draw:text-box>
        </draw:frame>
        <draw:custom-shape draw:style-name="gr3" draw:text-style-name="P1" draw:layer="layout" svg:width="3.556cm" svg:height="1.778cm" svg:x="5.699cm" svg:y="18.78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3.283cm" svg:height="0.962cm" svg:x="5.826cm" svg:y="19.215cm">
          <draw:text-box>
            <text:p><text:span text:style-name="T2">BlockMap</text:span></text:p>
          </draw:text-box>
        </draw:frame>
        <draw:custom-shape draw:style-name="gr19" draw:text-style-name="P1" draw:layer="layout" svg:width="4.318cm" svg:height="1.778cm" svg:x="1.127cm" svg:y="22.717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4.587cm" svg:height="0.962cm" svg:x="0.985cm" svg:y="23.225cm">
          <draw:text-box>
            <text:p><text:span text:style-name="T2">BasicDirectory</text:span></text:p>
          </draw:text-box>
        </draw:frame>
        <draw:custom-shape draw:style-name="gr21" draw:text-style-name="P1" draw:layer="layout" svg:width="4.953cm" svg:height="1.778cm" svg:x="7.604cm" svg:y="22.717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5.006cm" svg:height="0.962cm" svg:x="7.551cm" svg:y="23.225cm">
          <draw:text-box>
            <text:p><text:span text:style-name="T2">SerialDistributor</text:span></text:p>
          </draw:text-box>
        </draw:frame>
        <draw:custom-shape draw:style-name="gr19" draw:text-style-name="P1" draw:layer="layout" svg:width="4.318cm" svg:height="1.778cm" svg:x="11.414cm" svg:y="24.749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4.519cm" svg:height="0.962cm" svg:x="11.213cm" svg:y="25.257cm">
          <draw:text-box>
            <text:p><text:span text:style-name="T2">MPIDistributor</text:span></text:p>
          </draw:text-box>
        </draw:frame>
        <draw:custom-shape draw:style-name="gr24" draw:text-style-name="P1" draw:layer="layout" svg:width="4.064cm" svg:height="1.778cm" svg:x="16.367cm" svg:y="24.749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986cm" svg:height="0.962cm" svg:x="16.367cm" svg:y="25.384cm">
          <draw:text-box>
            <text:p><text:span text:style-name="T2">SerialComm</text:span></text:p>
          </draw:text-box>
        </draw:frame>
        <draw:custom-shape draw:style-name="gr24" draw:text-style-name="P1" draw:layer="layout" svg:width="4.064cm" svg:height="1.778cm" svg:x="16.526cm" svg:y="20.939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3.88cm" svg:height="0.962cm" svg:x="16.526cm" svg:y="21.574cm">
          <draw:text-box>
            <text:p><text:span text:style-name="T2">LocalComm</text:span></text:p>
          </draw:text-box>
        </draw:frame>
        <draw:line draw:style-name="gr5" draw:text-style-name="P1" draw:layer="layout" svg:x1="3.032cm" svg:y1="20.558cm" svg:x2="3.032cm" svg:y2="22.844cm">
          <text:p/>
        </draw:line>
        <draw:line draw:style-name="gr5" draw:text-style-name="P1" draw:layer="layout" svg:x1="11.541cm" svg:y1="20.558cm" svg:x2="10.525cm" svg:y2="22.717cm">
          <text:p/>
        </draw:line>
        <draw:line draw:style-name="gr5" draw:text-style-name="P1" draw:layer="layout" svg:x1="12.557cm" svg:y1="20.558cm" svg:x2="13.827cm" svg:y2="24.749cm">
          <text:p/>
        </draw:line>
        <draw:line draw:style-name="gr5" draw:text-style-name="P1" draw:layer="layout" svg:x1="15.859cm" svg:y1="16.875cm" svg:x2="16.494cm" svg:y2="24.749cm">
          <text:p/>
        </draw:line>
        <draw:custom-shape draw:style-name="gr3" draw:text-style-name="P1" draw:layer="layout" svg:width="3.556cm" svg:height="1.778cm" svg:x="16.964cm" svg:y="17.637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499cm" svg:height="0.962cm" svg:x="17.091cm" svg:y="18.272cm">
          <draw:text-box>
            <text:p><text:span text:style-name="T2">MPIComm</text:span></text:p>
          </draw:text-box>
        </draw:frame>
        <draw:line draw:style-name="gr5" draw:text-style-name="P1" draw:layer="layout" svg:x1="17.383cm" svg:y1="16.875cm" svg:x2="17.51cm" svg:y2="17.637cm">
          <text:p/>
        </draw:line>
        <draw:line draw:style-name="gr5" draw:text-style-name="P1" draw:layer="layout" svg:x1="16.367cm" svg:y1="16.875cm" svg:x2="16.875cm" svg:y2="20.939cm">
          <text:p/>
        </draw:line>
        <draw:custom-shape draw:style-name="gr3" draw:text-style-name="P1" draw:layer="layout" svg:width="3.556cm" svg:height="1.778cm" svg:x="5.699cm" svg:y="8.11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567cm" svg:height="0.962cm" svg:x="5.699cm" svg:y="8.547cm">
          <draw:text-box>
            <text:p>Multivector</text:p>
          </draw:text-box>
        </draw:frame>
        <draw:custom-shape draw:style-name="gr19" draw:text-style-name="P1" draw:layer="layout" svg:width="4.318cm" svg:height="1.778cm" svg:x="3.286cm" svg:y="2.524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4.346cm" svg:height="0.962cm" svg:x="3.275cm" svg:y="3.032cm">
          <draw:text-box>
            <text:p>AbstractArray</text:p>
          </draw:text-box>
        </draw:frame>
        <draw:line draw:style-name="gr5" draw:text-style-name="P1" draw:layer="layout" svg:x1="5.572cm" svg:y1="4.302cm" svg:x2="7.096cm" svg:y2="8.112cm">
          <text:p/>
        </draw:line>
        <draw:line draw:style-name="gr5" draw:text-style-name="P1" draw:layer="layout" svg:x1="6.842cm" svg:y1="4.302cm" svg:x2="11.795cm" svg:y2="8.239cm">
          <text:p/>
        </draw:line>
        <draw:custom-shape draw:style-name="gr29" draw:text-style-name="P1" draw:layer="layout" svg:width="5.08cm" svg:height="1.778cm" svg:x="4.81cm" svg:y="10.906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396cm" svg:height="0.962cm" svg:x="4.621cm" svg:y="11.341cm">
          <draw:text-box>
            <text:p>DenseMultivector</text:p>
          </draw:text-box>
        </draw:frame>
        <draw:line draw:style-name="gr5" draw:text-style-name="P1" draw:layer="layout" svg:x1="7.477cm" svg:y1="9.89cm" svg:x2="7.477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4:37:39.156100531</meta:creation-date>
    <dc:date>2018-08-07T09:10:33.084704891</dc:date>
    <meta:editing-duration>PT1H58M25S</meta:editing-duration>
    <meta:editing-cycles>4</meta:editing-cycles>
    <meta:generator>LibreOffice/5.0.6.2$Linux_X86_64 LibreOffice_project/00$Build-2</meta:generator>
    <meta:document-statistic meta:object-count="62"/>
  </office:meta>
</office:document-meta>
</file>